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693" officeooo:paragraph-rsid="000a6693"/>
    </style:style>
    <style:style style:name="P2" style:family="paragraph" style:parent-style-name="Standard">
      <style:text-properties officeooo:rsid="000b1992" officeooo:paragraph-rsid="000b1992"/>
    </style:style>
    <style:style style:name="P3" style:family="paragraph" style:parent-style-name="Standard">
      <style:text-properties officeooo:rsid="000ced3f" officeooo:paragraph-rsid="000ce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для доп. изучения:</text:p>
      <text:p text:style-name="P1">1. переход на https</text:p>
      <text:p text:style-name="P1">2. secure websockets</text:p>
      <text:p text:style-name="P1">3. переход на glassfish, jboss</text:p>
      <text:p text:style-name="P1">4. тестирование</text:p>
      <text:p text:style-name="P2">5. переход на MVC/MVP</text:p>
      <text:p text:style-name="P3">6. доп изучение сборки maven</text:p>
      <text:p text:style-name="P3">7. доп изучение doc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8:13:21.211059032</meta:creation-date>
    <dc:date>2018-11-24T09:07:01.659666390</dc:date>
    <meta:editing-duration>PT53M39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31" meta:character-count="181" meta:non-whitespace-character-count="158"/>
  </office:meta>
</office:document-meta>
</file>